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1">
      <style:text-properties fo:color="#ff0000"/>
    </style:style>
    <style:style style:name="P7" style:family="paragraph" style:parent-style-name="Standard" style:list-style-name="L1">
      <style:text-properties fo:color="#00ff00"/>
    </style:style>
    <style:style style:name="P8" style:family="paragraph" style:parent-style-name="Standard" style:list-style-name="L1">
      <style:text-properties fo:color="#00ff00" fo:font-weight="normal" style:font-weight-asian="normal" style:font-weight-complex="normal"/>
    </style:style>
    <style:style style:name="P9" style:family="paragraph" style:parent-style-name="Standard" style:list-style-name="L1">
      <style:text-properties fo:color="#0000ff"/>
    </style:style>
    <style:style style:name="P10" style:family="paragraph" style:parent-style-name="Standard" style:list-style-name="L1">
      <style:text-properties fo:color="#ff00ff"/>
    </style:style>
    <style:style style:name="P11" style:family="paragraph" style:parent-style-name="Standard" style:list-style-name="L1">
      <style:text-properties fo:color="#00ffff"/>
    </style:style>
    <style:style style:name="P12" style:family="paragraph" style:parent-style-name="Standard" style:list-style-name="L1">
      <style:text-properties fo:color="#00ffff" fo:font-weight="normal" style:font-weight-asian="normal" style:font-weight-complex="normal"/>
    </style:style>
    <style:style style:name="P13" style:family="paragraph" style:parent-style-name="Standard" style:list-style-name="L1">
      <style:text-properties fo:color="#ff950e"/>
    </style:style>
    <style:style style:name="P14" style:family="paragraph" style:parent-style-name="Standard" style:list-style-name="L1">
      <style:text-properties fo:color="#808080"/>
    </style:style>
    <style:style style:name="P15" style:family="paragraph" style:parent-style-name="Standard" style:list-style-name="L1">
      <style:text-properties fo:color="#808080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659784" text:style-name="L1">
        <text:list-header>
          <text:p text:style-name="P4">STREET PERFORMANCE APPLICATION (Beta2.0)</text:p>
        </text:list-header>
      </text:list>
      <text:p text:style-name="P3"/>
      <text:p text:style-name="P3"/>
      <text:p text:style-name="P3"/>
      <text:p text:style-name="Standard">INFO</text:p>
      <text:list xml:id="list41707201" text:continue-numbering="true" text:style-name="L1">
        <text:list-item>
          <text:p text:style-name="P2">Title</text:p>
        </text:list-item>
        <text:list-item>
          <text:p text:style-name="P2">Proposer</text:p>
        </text:list-item>
        <text:list-item>
          <text:p text:style-name="P2">Main contact person</text:p>
        </text:list-item>
        <text:list-item>
          <text:p text:style-name="P2">Email</text:p>
        </text:list-item>
        <text:list-item>
          <text:p text:style-name="P2">Phone (area code)</text:p>
        </text:list-item>
        <text:list-item>
          <text:p text:style-name="P2">Address</text:p>
        </text:list-item>
        <text:list-item>
          <text:p text:style-name="P2">Secondary contact name (if solo please retype info)</text:p>
        </text:list-item>
        <text:list-item>
          <text:p text:style-name="P2">Secondary contact email</text:p>
        </text:list-item>
        <text:list-item>
          <text:p text:style-name="P2">Secondary phone (area code)</text:p>
        </text:list-item>
        <text:list-item>
          <text:p text:style-name="P2">Project title (bandname, name of show, film title, etc.)</text:p>
        </text:list-item>
        <text:list-item>
          <text:p text:style-name="P2">Names and roles of all act/project members (who is involved, what do they do?)</text:p>
        </text:list-item>
        <text:list-item>
          <text:p text:style-name="P2">Main artist/project website</text:p>
        </text:list-item>
        <text:list-item>
          <text:p text:style-name="P2">Facebook, Reverbnation, Bandcamp, or other website</text:p>
        </text:list-item>
        <text:list-item>
          <text:p text:style-name="P5">best method of contacting you?</text:p>
        </text:list-item>
        <text:list-item>
          <text:p text:style-name="P2">Is everyone in the project over 21?</text:p>
        </text:list-item>
      </text:list>
      <text:p text:style-name="Standard">DESCRIPTION</text:p>
      <text:list xml:id="list41734485" text:continue-numbering="true" text:style-name="L1">
        <text:list-item>
          <text:p text:style-name="P2">Act Description (for schedulers): <text:span text:style-name="T1">What do you envision your act looking like? Be as specific as possible</text:span></text:p>
        </text:list-item>
        <text:list-item>
          <text:p text:style-name="P5">Long description for website, bio, press quotes that may be useful</text:p>
        </text:list-item>
        <text:list-item>
          <text:p text:style-name="P5">up to 140 character description for artvoice</text:p>
        </text:list-item>
        <text:list-item>
          <text:p text:style-name="P5">Link to image for project page</text:p>
        </text:list-item>
      </text:list>
      <text:p text:style-name="P1"/>
      <text:p text:style-name="P1">HISTORY</text:p>
      <text:list xml:id="list41703154" text:continue-numbering="true" text:style-name="L1">
        <text:list-item>
          <text:p text:style-name="P5">Current and previous groups or projects you or other members are or have been a part of?</text:p>
        </text:list-item>
        <text:list-item>
          <text:p text:style-name="P5">Do you have experience street performing? [Yes/No]</text:p>
        </text:list-item>
        <text:list-item>
          <text:p text:style-name="P5">Do you have a street performers license for Buffalo valid through the festival? [Yes/No]</text:p>
        </text:list-item>
        <text:list-item>
          <text:p text:style-name="P2">if you have been part of any previous BIFs what years and what projects?</text:p>
        </text:list-item>
        <text:list-item>
          <text:p text:style-name="P5">What other venues/locations has this project performed previously?</text:p>
        </text:list-item>
      </text:list>
      <text:p text:style-name="Standard"/>
      <text:list xml:id="list41708292" text:continue-numbering="true" text:style-name="L1">
        <text:list-item>
          <text:p text:style-name="P5">REQUIRED location features (NOT preferences)</text:p>
          <text:list>
            <text:list-item>
              <text:p text:style-name="P2">Does your act REQUIRE amplification? [Yes/No]</text:p>
            </text:list-item>
            <text:list-item>
              <text:p text:style-name="P2">Do you need access to an outlet? [Yes/No]</text:p>
            </text:list-item>
            <text:list-item>
              <text:p text:style-name="P2">What sized performance space does your act require?</text:p>
              <text:list>
                <text:list-item>
                  <text:p text:style-name="P2">none (projections)</text:p>
                </text:list-item>
                <text:list-item>
                  <text:p text:style-name="P2">minimal (single-person or small groups, up to 5ftx5ft)</text:p>
                </text:list-item>
                <text:list-item>
                  <text:p text:style-name="P2">medium (med. sized band, small electronic setup, street theater, etc. up to 10ftx10ft)</text:p>
                </text:list-item>
                <text:list-item>
                  <text:p text:style-name="P2">large (large multi-instrument group, group activities, large theater piece, etc. up to 20 ftx20ft)</text:p>
                </text:list-item>
                <text:list-item>
                  <text:p text:style-name="P2">gigantic?-(who knows, over 20ftx20ft)</text:p>
                </text:list-item>
              </text:list>
            </text:list-item>
            <text:list-item>
              <text:p text:style-name="P2">Other REQUIRED location features</text:p>
            </text:list-item>
          </text:list>
        </text:list-item>
        <text:list-item>
          <text:p text:style-name="P5">Ideal location type and/or specific locations you would like to perform at?</text:p>
        </text:list-item>
        <text:list-item>
          <text:p text:style-name="P5">Pre-arranged locations?</text:p>
        </text:list-item>
      </text:list>
      <text:p text:style-name="Standard"><text:soft-page-break/></text:p>
      <text:p text:style-name="P1"/>
      <text:p text:style-name="P1">STREET-PERFORMING</text:p>
      <text:list xml:id="list41722186" text:continue-numbering="true" text:style-name="L1">
        <text:list-item>
          <text:p text:style-name="P5">What makes your proposal appropriate for the streets of infringement?</text:p>
        </text:list-item>
        <text:list-item>
          <text:p text:style-name="P5">Would you say you are more interested in making tips or making a scene, if you had to choose?</text:p>
          <text:list>
            <text:list-item>
              <text:p text:style-name="P5">Tips</text:p>
              <text:list>
                <text:list-item>
                  <text:p text:style-name="P5">Do you need/prefer to be scheduled OR are you primarily a busking act (finding your own locations and performing for tips)?</text:p>
                  <text:list>
                    <text:list-item>
                      <text:p text:style-name="P5">Scheduled</text:p>
                      <text:list>
                        <text:list-item>
                          <text:p text:style-name="P2">Category (pick one)</text:p>
                          <text:list>
                            <text:list-item>
                              <text:p text:style-name="P6">Music/sound:</text:p>
                              <text:list>
                                <text:list-item>
                                  <text:p text:style-name="P6">main genre: [genre list from music app]</text:p>
                                </text:list-item>
                                <text:list-item>
                                  <text:p text:style-name="P6">secondary genre: [genre list from music app]</text:p>
                                </text:list-item>
                                <text:list-item>
                                  <text:p text:style-name="P6">How loud must you play at? [1-10]</text:p>
                                </text:list-item>
                                <text:list-item>
                                  <text:p text:style-name="P6">Does your act have a vocalist?</text:p>
                                </text:list-item>
                                <text:list-item>
                                  <text:p text:style-name="P6">Does your act have a dance or theatrical component?</text:p>
                                </text:list-item>
                                <text:list-item>
                                  <text:p text:style-name="P6">Would you be willing to play with dancers who need music?</text:p>
                                </text:list-item>
                                <text:list-item>
                                  <text:p text:style-name="P6">Would you be willing to improvise to a silent projected film?</text:p>
                                </text:list-item>
                                <text:list-item>
                                  <text:p text:style-name="P6">[other questions?]</text:p>
                                </text:list-item>
                              </text:list>
                            </text:list-item>
                            <text:list-item>
                              <text:p text:style-name="P7">Dance/Movement component:</text:p>
                              <text:list>
                                <text:list-item>
                                  <text:p text:style-name="P7">Does your act have a sound component?</text:p>
                                  <text:list>
                                    <text:list-item>
                                      <text:p text:style-name="P7">Will you provide your own sound?</text:p>
                                      <text:list>
                                        <text:list-item>
                                          <text:p text:style-name="P7">Yes (put their information in the question above “Names and roles...”</text:p>
                                        </text:list-item>
                                        <text:list-item>
                                          <text:p text:style-name="P7">No</text:p>
                                          <text:list>
                                            <text:list-item>
                                              <text:p text:style-name="P7">W<text:span text:style-name="T1">ould you be willing to perform to live music?</text:span></text:p>
                                            </text:list-item>
                                            <text:list-item>
                                              <text:p text:style-name="P8">.1 What would you prefer to dance to?</text:p>
                                            </text:list-item>
                                            <text:list-item>
                                              <text:p text:style-name="P8">.2 What can't you dance to? (be specific)</text:p>
                                            </text:list-item>
                                            <text:list-item>
                                              <text:p text:style-name="P8">.3 I understand that the Infringement festival will try but can't promise to find you a match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">[other questions?]</text:p>
                                </text:list-item>
                              </text:list>
                            </text:list-item>
                            <text:list-item>
                              <text:p text:style-name="P9">Theater component:</text:p>
                              <text:list>
                                <text:list-item>
                                  <text:p text:style-name="P9">Theater genre:[list of these?]</text:p>
                                </text:list-item>
                                <text:list-item>
                                  <text:p text:style-name="P9">Do you have props/wardrobe? [Yes/No]</text:p>
                                </text:list-item>
                                <text:list-item>
                                  <text:p text:style-name="P9">[other questions?]</text:p>
                                </text:list-item>
                              </text:list>
                            </text:list-item>
                            <text:list-item>
                              <text:p text:style-name="P10">Literary component:</text:p>
                              <text:list>
                                <text:list-item>
                                  <text:p text:style-name="P10">Literary Genre:</text:p>
                                </text:list-item>
                                <text:list-item>
                                  <text:p text:style-name="P10">[other questions?]</text:p>
                                </text:list-item>
                              </text:list>
                            </text:list-item>
                            <text:list-item>
                              <text:p text:style-name="P11">Film component:</text:p>
                              <text:list>
                                <text:list-item>
                                  <text:p text:style-name="P11">Do you have your own projector? [Yes/No]</text:p>
                                </text:list-item>
                                <text:list-item>
                                  <text:p text:style-name="P11">Do you own a screen? [Yes/No] <text:s/></text:p>
                                </text:list-item>
                                <text:list-item>
                                  <text:p text:style-name="P11">Do you have permission to use a wall?</text:p>
                                </text:list-item>
                                <text:list-item>
                                  <text:p text:style-name="P11">Does your film have a sound component?</text:p>
                                  <text:list>
                                    <text:list-item>
                                      <text:p text:style-name="P11">Yes (you must supply your own equipment)</text:p>
                                    </text:list-item>
                                    <text:list-item>
                                      <text:p text:style-name="P11"><text:soft-page-break/>No</text:p>
                                    </text:list-item>
                                  </text:list>
                                </text:list-item>
                                <text:list-item>
                                  <text:p text:style-name="P11">W<text:span text:style-name="T1">ould you like musicians to improvise to your film?</text:span></text:p>
                                  <text:list>
                                    <text:list-item>
                                      <text:p text:style-name="P12">Yes</text:p>
                                      <text:list>
                                        <text:list-item>
                                          <text:p text:style-name="P12">Any specific people in mind?</text:p>
                                          <text:list>
                                            <text:list-item>
                                              <text:p text:style-name="P12">Yes (put their information in the question above “Names and roles...”</text:p>
                                            </text:list-item>
                                            <text:list-item>
                                              <text:p text:style-name="P12">No (I understand that the Infringement festival will try but can't promise to find you a match.) [Yes]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">[other questions?]</text:p>
                                </text:list-item>
                              </text:list>
                            </text:list-item>
                            <text:list-item>
                              <text:p text:style-name="P13">Visual Art component:</text:p>
                              <text:list>
                                <text:list-item>
                                  <text:p text:style-name="P13">Medium:</text:p>
                                  <text:list>
                                    <text:list-item>
                                      <text:p text:style-name="P13">I understand that Infringement Festival has limited resources and that I must provide my own materials. [Yes]</text:p>
                                    </text:list-item>
                                  </text:list>
                                </text:list-item>
                                <text:list-item>
                                  <text:p text:style-name="P13">Are you interested in making art in public or displaying?</text:p>
                                  <text:list>
                                    <text:list-item>
                                      <text:p text:style-name="P13">Making</text:p>
                                      <text:list>
                                        <text:list-item>
                                          <text:p text:style-name="P13">[other questions?]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">Displaying</text:p>
                                      <text:list>
                                        <text:list-item>
                                          <text:p text:style-name="P13">[other questions?]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">[other questions?]</text:p>
                                </text:list-item>
                              </text:list>
                            </text:list-item>
                            <text:list-item>
                              <text:p text:style-name="P14">Other:</text:p>
                              <text:list>
                                <text:list-item>
                                  <text:p text:style-name="P14">State your case for why/what part of your act doesn't fit into the other categories</text:p>
                                </text:list-item>
                                <text:list-item>
                                  <text:p text:style-name="P15">[other questions?]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Busking</text:p>
                          <text:list>
                            <text:list-item>
                              <text:p text:style-name="P5">I understand I must obtain a street-performer's permit to legally street-perform in Buffalo. </text:p>
                            </text:list-item>
                            <text:list-item>
                              <text:p text:style-name="P5">I understand the Infringement Festival cannot do anything if you are asked to stop by the BPD.</text:p>
                            </text:list-item>
                            <text:list-item>
                              <text:p text:style-name="P5">I will not perform at one location for more than 2 hours at a time, and will share the space with other acts who would like to perform.</text:p>
                            </text:list-item>
                            <text:list-item>
                              <text:p text:style-name="P5">I will do my best to cooperate with the reasonable requests of store-owners and people in the neighborhood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making a scene</text:p>
                      <text:list>
                        <text:list-item>
                          <text:p text:style-name="P5">Interested in being scheduled at a non-traditional or unexpected location (more as a social experiment than a way to make tips)</text:p>
                          <text:list>
                            <text:list-item>
                              <text:p text:style-name="P5">Yes please.</text:p>
                            </text:list-item>
                            <text:list-item>
                              <text:p text:style-name="P5">Sure why not.</text:p>
                            </text:list-item>
                            <text:list-item>
                              <text:p text:style-name="P5">No way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Is your act improvisatory?</text:p>
          <text:list>
            <text:list-item>
              <text:p text:style-name="P5">Would you be willing to improvise with artists in your same genre? Explain</text:p>
            </text:list-item>
            <text:list-item>
              <text:p text:style-name="P5">Would you be willing to improvise with artists in another genre? </text:p>
              <text:list>
                <text:list-item>
                  <text:p text:style-name="P5">Yes (explain)</text:p>
                </text:list-item>
                <text:list-item>
                  <text:p text:style-name="P5">No</text:p>
                </text:list-item>
              </text:list>
            </text:list-item>
          </text:list>
        </text:list-item>
        <text:list-item>
          <text:p text:style-name="P5">Is your act interactive? </text:p>
          <text:list>
            <text:list-item>
              <text:p text:style-name="P5">Yes (explain)</text:p>
            </text:list-item>
            <text:list-item>
              <text:p text:style-name="P5">No</text:p>
            </text:list-item>
          </text:list>
        </text:list-item>
        <text:list-item>
          <text:p text:style-name="P5">Is your act family friendly? [Yes/No]</text:p>
        </text:list-item>
      </text:list>
      <text:p text:style-name="P1"/>
      <text:p text:style-name="P1"/>
      <text:p text:style-name="Standard"><text:soft-page-break/>SCHEDULING</text:p>
      <text:list xml:id="list41730937" text:continue-numbering="true" text:style-name="L1">
        <text:list-item>
          <text:p text:style-name="P5">Availability (this is really important-be as accurate as possible)</text:p>
          <text:list>
            <text:list-item>
              <text:p text:style-name="P2">availability day 1</text:p>
            </text:list-item>
            <text:list-item>
              <text:p text:style-name="P2">availability day 2</text:p>
            </text:list-item>
            <text:list-item>
              <text:p text:style-name="P2">availability day 3</text:p>
            </text:list-item>
            <text:list-item>
              <text:p text:style-name="P2">availability day 4</text:p>
            </text:list-item>
            <text:list-item>
              <text:p text:style-name="P2">availability day 5</text:p>
            </text:list-item>
            <text:list-item>
              <text:p text:style-name="P2">availability day 6</text:p>
            </text:list-item>
            <text:list-item>
              <text:p text:style-name="P2">availability day 7</text:p>
            </text:list-item>
            <text:list-item>
              <text:p text:style-name="P2">availability day 8</text:p>
            </text:list-item>
            <text:list-item>
              <text:p text:style-name="P5">availability day 9</text:p>
            </text:list-item>
            <text:list-item>
              <text:p text:style-name="P5">availability day 10</text:p>
            </text:list-item>
            <text:list-item>
              <text:p text:style-name="P5">availability day 11</text:p>
            </text:list-item>
          </text:list>
        </text:list-item>
        <text:list-item>
          <text:p text:style-name="P2">Set up time needed?</text:p>
        </text:list-item>
        <text:list-item>
          <text:p text:style-name="P5">Average/ideal length of act?</text:p>
        </text:list-item>
        <text:list-item>
          <text:p text:style-name="P5">Tear-down time needed?</text:p>
        </text:list-item>
        <text:list-item>
          <text:p text:style-name="P5">Proposals in any other category (do you plan on performing at any indoor venues)?</text:p>
        </text:list-item>
        <text:list-item>
          <text:p text:style-name="P5">Any other artists/acts you would like to perform with? (We will try to schedule you in adjacent time-slots) </text:p>
        </text:list-item>
        <text:list-item>
          <text:p text:style-name="P5">How many times would you like to play?</text:p>
        </text:list-item>
      </text:list>
      <text:p text:style-name="P1"/>
      <text:p text:style-name="P1">LOGISTICS</text:p>
      <text:list xml:id="list41711800" text:continue-numbering="true" text:style-name="L1">
        <text:list-item>
          <text:p text:style-name="P5">Detail equipment:band gear, electronic devices, props, set design, art supplies, anything we should know about?</text:p>
          <text:list>
            <text:list-item>
              <text:p text:style-name="P5">equipment to share?</text:p>
            </text:list-item>
          </text:list>
        </text:list-item>
        <text:list-item>
          <text:p text:style-name="P5">Will anyone be traveling from out of town?</text:p>
          <text:list>
            <text:list-item>
              <text:p text:style-name="P5">Where are you from?</text:p>
            </text:list-item>
            <text:list-item>
              <text:p text:style-name="P5">how many people?</text:p>
            </text:list-item>
            <text:list-item>
              <text:p text:style-name="P5">what dates is housing is needed?</text:p>
              <text:p text:style-name="P5"/>
            </text:list-item>
          </text:list>
          <text:p text:style-name="P5">AGREEMENTS</text:p>
        </text:list-item>
        <text:list-item>
          <text:p text:style-name="P5">I understand I must attend one planning meeting</text:p>
        </text:list-item>
        <text:list-item>
          <text:p text:style-name="P5">I must be flexible to work with the locations and times available.</text:p>
        </text:list-item>
        <text:list-item>
          <text:p text:style-name="P5">I am responsible for promoting own performances</text:p>
        </text:list-item>
        <text:list-item>
          <text:p text:style-name="P5">My main coordinator is David Adamczyk</text:p>
        </text:list-item>
        <text:list-item>
          <text:p text:style-name="P5">I must check my emails and respond in timely manner.</text:p>
        </text:list-item>
        <text:list-item>
          <text:p text:style-name="P5">No guaranteed financial compensation.</text:p>
        </text:list-item>
        <text:list-item>
          <text:p text:style-name="P5">I understand I must be at location early to start on time.</text:p>
        </text:list-item>
        <text:list-item>
          <text:p text:style-name="P5">I will maintain good etiquette in support of fellow buskers and help create a community.</text:p>
        </text:list-item>
        <text:list-item>
          <text:p text:style-name="P5">I understand weather is always a factor. </text:p>
        </text:list-item>
        <text:list-item>
          <text:p text:style-name="P5">If you I do anything illegal during my act I am on my own.<text:line-break/></text:p>
        </text:list-item>
        <text:list-item>
          <text:p text:style-name="P5">Any questions, concerns, grievances, ideas to make BiF better?</text:p>
        </text:list-item>
        <text:list-item>
          <text:p text:style-name="P2">How can you volunteer to help the festival?</text:p>
        </text:list-item>
        <text:list-item>
          <text:p text:style-name="P5">What will you do to make BiF a succes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6T20:54:16</meta:creation-date>
    <meta:editing-duration>P9DT6H48M34S</meta:editing-duration>
    <meta:editing-cycles>5</meta:editing-cycles>
    <meta:generator>OpenOffice.org/3.3$Win32 OpenOffice.org_project/330m20$Build-9567</meta:generator>
    <meta:print-date>2014-01-21T17:41:51.67</meta:print-date>
    <dc:date>2014-01-21T21:56:25.22</dc:date>
    <meta:document-statistic meta:table-count="0" meta:image-count="0" meta:object-count="0" meta:page-count="4" meta:paragraph-count="157" meta:word-count="1170" meta:character-count="7604"/>
  </office:meta>
</office:document-meta>
</file>